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rmal">
      <style:text-properties fo:background-color="#ffff00"/>
    </style:style>
    <style:style style:name="P2" style:family="paragraph" style:parent-style-name="normal">
      <style:paragraph-properties fo:margin-left="1.27cm" fo:margin-right="0cm" fo:text-indent="1.27cm" style:auto-text-indent="false"/>
    </style:style>
    <style:style style:name="P3" style:family="paragraph" style:parent-style-name="normal">
      <style:paragraph-properties fo:margin-left="1.27cm" fo:margin-right="0cm" fo:text-indent="0cm" style:auto-text-indent="false"/>
    </style:style>
    <style:style style:name="P4" style:family="paragraph" style:parent-style-name="normal">
      <style:paragraph-properties fo:margin-left="0cm" fo:margin-right="0cm" fo:text-indent="1.27cm" style:auto-text-indent="false"/>
    </style:style>
    <style:style style:name="P5" style:family="paragraph" style:parent-style-name="normal">
      <style:paragraph-properties fo:margin-left="2.54cm" fo:margin-right="0cm" fo:text-indent="0cm" style:auto-text-indent="false"/>
    </style:style>
    <style:style style:name="P6" style:family="paragraph" style:parent-style-name="normal" style:master-page-name="Standard">
      <style:paragraph-properties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ae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ae00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AREAS</text:p>
      <text:p text:style-name="normal"/>
      <text:p text:style-name="P1">- PLAN DE PROYECTO:</text:p>
      <text:p text:style-name="normal"/>
      <text:p text:style-name="normal"><text:tab/>Álvaro </text:p>
      <text:p text:style-name="P2">1.1</text:p>
      <text:p text:style-name="P2">1.2 (con todos sus subapartados)</text:p>
      <text:p text:style-name="P2">1.3</text:p>
      <text:p text:style-name="P2"/>
      <text:p text:style-name="normal"><text:tab/>Gorka</text:p>
      <text:p text:style-name="normal"><text:tab/><text:tab/>6.1</text:p>
      <text:p text:style-name="normal"><text:tab/><text:tab/>6.2</text:p>
      <text:p text:style-name="P4">Luis</text:p>
      <text:p text:style-name="P4"><text:tab/>7.1</text:p>
      <text:p text:style-name="P4"><text:tab/>7.2</text:p>
      <text:p text:style-name="normal"><text:tab/>Noel</text:p>
      <text:p text:style-name="normal"><text:tab/><text:tab/>5.1</text:p>
      <text:p text:style-name="normal"><text:tab/><text:tab/>5.2</text:p>
      <text:p text:style-name="normal"><text:tab/><text:tab/>5.3</text:p>
      <text:p text:style-name="normal"><text:tab/>Nacho</text:p>
      <text:p text:style-name="normal"><text:tab/><text:tab/>3.1</text:p>
      <text:p text:style-name="normal"><text:tab/><text:tab/>3.2</text:p>
      <text:p text:style-name="normal"><text:tab/><text:tab/>3.3</text:p>
      <text:p text:style-name="P2"/>
      <text:p text:style-name="normal"><text:tab/>Pablo</text:p>
      <text:p text:style-name="normal"><text:tab/><text:tab/>2.1</text:p>
      <text:p text:style-name="normal"><text:tab/><text:tab/>2.2</text:p>
      <text:p text:style-name="normal"><text:tab/><text:tab/>2.3<text:line-break/><text:line-break/> <text:tab/>Todos</text:p>
      <text:p text:style-name="normal"><text:tab/><text:tab/>4.1<text:line-break/> <text:tab/><text:tab/>4.2<text:line-break/><text:tab/><text:tab/>4.3</text:p>
      <text:p text:style-name="normal"><text:tab/></text:p>
      <text:p text:style-name="normal"/>
      <text:p text:style-name="P1">- SRS Especificación de requisitos:</text:p>
      <text:p text:style-name="normal"/>
      <text:p text:style-name="normal"><text:tab/>Álvaro</text:p>
      <text:p text:style-name="normal"><text:tab/><text:tab/>1.1</text:p>
      <text:p text:style-name="normal"><text:tab/><text:tab/>1.2</text:p>
      <text:p text:style-name="P2">1.3</text:p>
      <text:p text:style-name="P2">1.4</text:p>
      <text:p text:style-name="P2">1.5</text:p>
      <text:p text:style-name="normal"><text:tab/>Gorka</text:p>
      <text:p text:style-name="normal"><text:soft-page-break/><text:tab/><text:tab/>3.1</text:p>
      <text:p text:style-name="normal"><text:tab/><text:tab/>3.3</text:p>
      <text:p text:style-name="normal"><text:tab/><text:tab/>3.5</text:p>
      <text:p text:style-name="P4">Luis</text:p>
      <text:p text:style-name="normal"><text:tab/>Noel</text:p>
      <text:p text:style-name="P2">2.1 </text:p>
      <text:p text:style-name="P5">2.3 </text:p>
      <text:p text:style-name="P5">2.4 </text:p>
      <text:p text:style-name="P5">2.5 </text:p>
      <text:p text:style-name="P5">2.6</text:p>
      <text:p text:style-name="normal"><text:tab/>Nacho</text:p>
      <text:p text:style-name="normal"><text:tab/><text:tab/>4</text:p>
      <text:p text:style-name="normal"><text:tab/>Pablo </text:p>
      <text:p text:style-name="P2">2.2</text:p>
      <text:p text:style-name="P2"/>
      <text:p text:style-name="P3">Todos</text:p>
      <text:p text:style-name="P3"><text:tab/><text:span text:style-name="T1">✓</text:span><text:span text:style-name="T2"> </text:span>3.2 (Casos de uso) <text:line-break/><text:tab/><text:span text:style-name="T1">✓ </text:span><text:span text:style-name="T3">3</text:span>.4 (Requisitos de la base de datos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size="11pt" fo:language="es" fo:country="ES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normal" style:next-style-name="normal" style:class="text">
      <style:paragraph-properties fo:margin-top="0.847cm" fo:margin-bottom="0.212cm" style:contextual-spacing="false"/>
      <style:text-properties fo:font-size="36pt" fo:font-weight="bold" fo:background-color="transparent" style:font-size-asian="36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" style:family="paragraph">
      <style:paragraph-properties fo:line-height="115%" fo:orphans="2" fo:widows="2" fo:hyphenation-ladder-count="no-limit"/>
      <style:text-properties fo:color="#000000" style:font-name="Arial" fo:font-size="11pt" fo:language="es" fo:country="ES" style:font-name-asian="Arial" style:font-size-asian="11pt" style:language-asian="zh" style:country-asian="CN" style:font-name-complex="Arial" style:font-size-complex="11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.212cm" style:contextual-spacing="false"/>
      <style:text-properties fo:font-size="18pt" fo:font-weight="bold" fo:background-color="transparent" style:font-size-asian="18pt" style:font-weight-asian="bold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141cm" style:contextual-spacing="false"/>
      <style:text-properties fo:font-size="14pt" fo:font-weight="bold" fo:background-color="transparent" style:font-size-asian="14pt" style:font-weight-asian="bold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94cm" fo:margin-bottom="0.141cm" style:contextual-spacing="false"/>
      <style:text-properties fo:color="#666666" fo:font-size="12pt" fo:font-weight="bold" fo:background-color="transparent" style:font-size-asian="12pt" style:font-weight-asian="bold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071cm" style:contextual-spacing="false"/>
      <style:text-properties fo:color="#666666" fo:font-size="11pt" fo:font-style="italic" fo:background-color="transparent" style:font-size-asian="11pt" style:font-style-asian="italic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88cm" fo:margin-bottom="0.071cm" style:contextual-spacing="false"/>
      <style:text-properties fo:color="#666666" fo:font-size="10pt" fo:font-weight="bold" fo:background-color="transparent" style:font-size-asian="10pt" style:font-weight-asian="bold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.071cm" style:contextual-spacing="false"/>
      <style:text-properties fo:color="#666666" fo:font-size="10pt" fo:font-style="italic" fo:background-color="transparent" style:font-size-asian="10pt" style:font-style-asian="italic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/>
      <style:text-properties fo:color="#666666" style:font-name="Georgia" fo:font-size="24pt" fo:font-style="italic" fo:background-color="transparent" style:font-name-asian="Georgia" style:font-size-asian="24pt" style:font-style-asian="italic" style:font-name-complex="Georgi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PORTANTE: TAREAS.docx</dc:title>
    <meta:initial-creator>Usuario Local</meta:initial-creator>
    <meta:creation-date>2012-12-03T16:46:00</meta:creation-date>
    <dc:creator>Usuario Local</dc:creator>
    <dc:date>2012-12-03T16:46:00</dc:date>
    <meta:editing-cycles>2</meta:editing-cycles>
    <meta:editing-duration>P23DT22H11M8S</meta:editing-duration>
    <meta:document-statistic meta:table-count="0" meta:image-count="0" meta:object-count="0" meta:page-count="2" meta:paragraph-count="50" meta:word-count="75" meta:character-count="386" meta:non-whitespace-character-count="293"/>
    <meta:generator>LibreOffice/4.0.0.3$Windows_x86 LibreOffice_project/7545bee9c2a0782548772a21bc84a9dcc583b89</meta:generator>
  </office:meta>
</office:document-meta>
</file>